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2.21mm"/>
    </style:style>
    <style:style style:name="co9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Permutations</text:p>
          </table:table-cell>
          <table:table-cell table:style-name="ce1" office:value-type="string" calcext:value-type="string">
            <text:p>Overhead</text:p>
          </table:table-cell>
          <table:table-cell table:style-name="ce1" office:value-type="string" calcext:value-type="string">
            <text:p>Active PM’s</text:p>
          </table:table-cell>
          <table:table-cell table:style-name="ce1" office:value-type="string" calcext:value-type="string">
            <text:p>Migrations</text:p>
          </table:table-cell>
          <table:table-cell table:style-name="ce1" office:value-type="string" calcext:value-type="string">
            <text:p>Initial Configurations </text:p>
          </table:table-cell>
          <table:table-cell table:style-name="ce1" office:value-type="string" calcext:value-type="string">
            <text:p>VM-CPU</text:p>
          </table:table-cell>
          <table:table-cell table:style-name="ce1" office:value-type="string" calcext:value-type="string">
            <text:p>VM-Processing</text:p>
          </table:table-cell>
          <table:table-cell table:style-name="ce1" office:value-type="string" calcext:value-type="string">
            <text:p>VM-Memo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2" calcext:value-type="float">
            <text:p>2122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3" calcext:value-type="float">
            <text:p>212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2" calcext:value-type="float">
            <text:p>2212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2" calcext:value-type="float">
            <text:p>222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1" calcext:value-type="float">
            <text:p>223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3" calcext:value-type="float">
            <text:p>223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4" calcext:value-type="float">
            <text:p>223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2" calcext:value-type="float">
            <text:p>2242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3" calcext:value-type="float">
            <text:p>224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3" calcext:value-type="float">
            <text:p>231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2" calcext:value-type="float">
            <text:p>2322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3" calcext:value-type="float">
            <text:p>242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1" calcext:value-type="float">
            <text:p>311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1" calcext:value-type="float">
            <text:p>312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3" calcext:value-type="float">
            <text:p>312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3" calcext:value-type="float">
            <text:p>313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4" calcext:value-type="float">
            <text:p>313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2" calcext:value-type="float">
            <text:p>321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3" calcext:value-type="float">
            <text:p>321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22" calcext:value-type="float">
            <text:p>3222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23" calcext:value-type="float">
            <text:p>322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1" calcext:value-type="float">
            <text:p>323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3" calcext:value-type="float">
            <text:p>324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1" calcext:value-type="float">
            <text:p>331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2" calcext:value-type="float">
            <text:p>331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3" calcext:value-type="float">
            <text:p>331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21" calcext:value-type="float">
            <text:p>332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24" calcext:value-type="float">
            <text:p>332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3" calcext:value-type="float">
            <text:p>333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4" calcext:value-type="float">
            <text:p>3334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1" calcext:value-type="float">
            <text:p>334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3" calcext:value-type="float">
            <text:p>334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2" calcext:value-type="float">
            <text:p>34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3" calcext:value-type="float">
            <text:p>341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4" calcext:value-type="float">
            <text:p>341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1" calcext:value-type="float">
            <text:p>34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2" calcext:value-type="float">
            <text:p>342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3" calcext:value-type="float">
            <text:p>342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4" calcext:value-type="float">
            <text:p>342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31" calcext:value-type="float">
            <text:p>343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32" calcext:value-type="float">
            <text:p>343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33" calcext:value-type="float">
            <text:p>343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34" calcext:value-type="float">
            <text:p>343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1" calcext:value-type="float">
            <text:p>344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2" calcext:value-type="float">
            <text:p>344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3" calcext:value-type="float">
            <text:p>344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4" calcext:value-type="float">
            <text:p>3444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1" calcext:value-type="float">
            <text:p>411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2" calcext:value-type="float">
            <text:p>411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3" calcext:value-type="float">
            <text:p>411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4" calcext:value-type="float">
            <text:p>411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1" calcext:value-type="float">
            <text:p>412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2" calcext:value-type="float">
            <text:p>412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3" calcext:value-type="float">
            <text:p>4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4" calcext:value-type="float">
            <text:p>412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31" calcext:value-type="float">
            <text:p>413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2" calcext:value-type="float">
            <text:p>41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33" calcext:value-type="float">
            <text:p>413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1" calcext:value-type="float">
            <text:p>414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2" calcext:value-type="float">
            <text:p>414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3" calcext:value-type="float">
            <text:p>414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4" calcext:value-type="float">
            <text:p>4144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2" calcext:value-type="float">
            <text:p>421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3" calcext:value-type="float">
            <text:p>42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4" calcext:value-type="float">
            <text:p>421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1" calcext:value-type="float">
            <text:p>422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2" calcext:value-type="float">
            <text:p>4222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3" calcext:value-type="float">
            <text:p>422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4" calcext:value-type="float">
            <text:p>422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1" calcext:value-type="float">
            <text:p>42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2" calcext:value-type="float">
            <text:p>423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3" calcext:value-type="float">
            <text:p>423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4" calcext:value-type="float">
            <text:p>423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1" calcext:value-type="float">
            <text:p>424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2" calcext:value-type="float">
            <text:p>424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3" calcext:value-type="float">
            <text:p>424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4" calcext:value-type="float">
            <text:p>4244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1" calcext:value-type="float">
            <text:p>431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2" calcext:value-type="float">
            <text:p>4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3" calcext:value-type="float">
            <text:p>431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4" calcext:value-type="float">
            <text:p>431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1" calcext:value-type="float">
            <text:p>4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2" calcext:value-type="float">
            <text:p>432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3" calcext:value-type="float">
            <text:p>432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4" calcext:value-type="float">
            <text:p>432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1" calcext:value-type="float">
            <text:p>433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3" calcext:value-type="float">
            <text:p>433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4" calcext:value-type="float">
            <text:p>433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41" calcext:value-type="float">
            <text:p>434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42" calcext:value-type="float">
            <text:p>434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43" calcext:value-type="float">
            <text:p>434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44" calcext:value-type="float">
            <text:p>4344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1" calcext:value-type="float">
            <text:p>441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2" calcext:value-type="float">
            <text:p>441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3" calcext:value-type="float">
            <text:p>441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4" calcext:value-type="float">
            <text:p>4414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1" calcext:value-type="float">
            <text:p>442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2" calcext:value-type="float">
            <text:p>442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3" calcext:value-type="float">
            <text:p>442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4" calcext:value-type="float">
            <text:p>4424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1" calcext:value-type="float">
            <text:p>443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2" calcext:value-type="float">
            <text:p>443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3" calcext:value-type="float">
            <text:p>443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4" calcext:value-type="float">
            <text:p>4434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1" calcext:value-type="float">
            <text:p>444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2" calcext:value-type="float">
            <text:p>4442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3" calcext:value-type="float">
            <text:p>444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4" calcext:value-type="float">
            <text:p>444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 table:number-rows-repeated="10483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 style:data-style-name="N2" text:time-value="01:07:56.207717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7:46:20.236174251</meta:creation-date>
    <meta:generator>LibreOffice/6.1.4.2$Linux_X86_64 LibreOffice_project/edc26d7faf41e406360d34efe1e39fe03035f7b0</meta:generator>
    <dc:date>2018-12-26T01:51:37.882823898</dc:date>
    <meta:editing-duration>P2DT8H23M44S</meta:editing-duration>
    <meta:editing-cycles>7</meta:editing-cycles>
    <meta:document-statistic meta:table-count="1" meta:cell-count="2313" meta:object-count="0"/>
  </office:meta>
</office:document-meta>
</file>